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tectProhibitChar.removeProhibit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tectProhibitChar.addProhibit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tectProhibitChar.hasProhibitChar( char cs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tectProhibitChar.DetectProhibitChar( char prohibit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ectProhibitChar.DetectProhibi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tectProhibitChar.addProhibitChar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tectProhibitChar.hasProhibitChar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tectProhibitChar.isProhibit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tectProhibitChar.addProhibitChar( char prohibit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